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0" svg:font-family="0" style:font-family-generic="roman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>
      <style:text-properties style:font-name="0" fo:font-size="12pt" fo:font-style="normal" fo:font-weight="normal" officeooo:rsid="00214be9" officeooo:paragraph-rsid="0014e417" style:font-size-asian="12pt" style:font-style-asian="normal" style:font-weight-asian="normal"/>
    </style:style>
    <style:style style:name="P2" style:family="paragraph" style:parent-style-name="Standard" style:master-page-name="Standard">
      <style:paragraph-properties style:page-number="auto"/>
      <style:text-properties style:font-name="0" fo:font-size="12pt" fo:font-style="normal" fo:font-weight="normal" officeooo:rsid="00214be9" officeooo:paragraph-rsid="0014e417" style:font-size-asian="12pt" style:font-style-asian="normal" style:font-weight-asian="normal"/>
    </style:style>
    <style:style style:name="P3" style:family="paragraph">
      <style:paragraph-properties fo:text-align="center"/>
    </style:style>
    <style:style style:name="T1" style:family="text">
      <style:text-properties officeooo:rsid="00178ee7"/>
    </style:style>
    <style:style style:name="gr1" style:family="graphic">
      <style:graphic-properties draw:stroke="solid" draw:stroke-dash="Dash_20_2" svg:stroke-width="0.011cm" svg:stroke-color="#000000" svg:stroke-opacity="75%" draw:stroke-linejoin="miter" draw:fill-color="#00ff00" draw:opacity="50%" draw:textarea-horizontal-align="center" draw:textarea-vertical-align="middle" fo:padding-top="0.005cm" fo:padding-bottom="0.005cm" fo:padding-left="0.005cm" fo:padding-right="0.005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ath text:anchor-type="page" text:anchor-page-number="0" draw:z-index="0" draw:name="turtle" draw:style-name="gr1" draw:text-style-name="P3" svg:width="0.881cm" svg:height="0.881cm" draw:transform="rotate (-1.39626340159546) translate (11.4014071738502cm 18.600889225013cm)" svg:viewBox="0 0 882 882" svg:d="m335 441 106-176 106 176zm106 0v176zm-441 0zm441 441zm441-441zm-441-441zm0 441z">
        <text:p/>
      </draw:path>
      <text:p text:style-name="P2">PENUP</text:p>
      <text:p text:style-name="P1">HOME</text:p>
      <text:p text:style-name="P1">PENDOWN</text:p>
      <text:p text:style-name="P1">REPEAT 100 [</text:p>
      <text:p text:style-name="P1"><text:tab/>CIRCLE REPCOUNT/2</text:p>
      <text:p text:style-name="P1"><text:tab/>FORWARD REPCOUNT/<text:span text:style-name="T1">5</text:span></text:p>
      <text:p text:style-name="P1"><text:tab/>LEFT 10</text:p>
      <text:p text:style-name="P1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0" svg:font-family="0" style:font-family-generic="roman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stroke-dash draw:name="Dash_20_1" draw:display-name="Dash 1" draw:style="rect" draw:dots1="1" draw:distance="0cm"/>
    <draw:stroke-dash draw:name="Dash_20_2" draw:display-name="Dash 2" draw:style="rect" draw:dots2="1" draw:dots2-length="0.02cm" draw:distance="0.02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徳彦 小笠原</meta:initial-creator>
    <meta:creation-date>2013-01-31T02:46:34</meta:creation-date>
    <dc:date>2013-02-10T13:48:41</dc:date>
    <dc:creator>徳彦 小笠原</dc:creator>
    <meta:editing-duration>PT2M15S</meta:editing-duration>
    <meta:editing-cycles>6</meta:editing-cycles>
    <meta:generator>LibreOffice/4.0.0.3$Linux_x86 LibreOffice_project/7545bee9c2a0782548772a21bc84a9dcc583b89</meta:generator>
    <meta:document-statistic meta:table-count="0" meta:image-count="0" meta:object-count="0" meta:page-count="1" meta:paragraph-count="8" meta:word-count="13" meta:character-count="74" meta:non-whitespace-character-count="66"/>
  </office:meta>
</office:document-meta>
</file>